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JUnitTaskTest.configureProject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JUnitTaskTest.testServerAndClie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JUnitTask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JUnitTaskTest.RJUnitTaskTe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JUnitTaskTest.testServerAnd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